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wf segoe-ui normal" svg:font-family="'wf segoe-ui normal', 'Segoe UI', 'Segoe WP', Tahoma, Arial, sans-serif, serif, EmojiFont"/>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style:font-name="Times New Roman" fo:font-size="12pt" style:font-size-asian="12pt" style:font-size-complex="12pt"/>
    </style:style>
    <style:style style:name="T1" style:family="text">
      <style:text-properties fo:font-variant="normal" fo:text-transform="none" fo:color="#212121" style:font-name="wf segoe-ui normal" fo:font-size="9.75pt" fo:letter-spacing="normal" fo:font-style="normal" fo:font-weight="normal"/>
    </style:style>
    <style:style style:name="T2" style:family="text">
      <style:text-properties fo:font-variant="normal" fo:text-transform="none" fo:color="#212121" fo:letter-spacing="normal"/>
    </style:style>
    <style:style style:name="T3" style:family="text">
      <style:text-properties fo:font-variant="normal" fo:text-transform="none" fo:color="#212121" fo:letter-spacing="normal" fo:font-style="normal" fo:font-weight="normal"/>
    </style:style>
    <style:style style:name="T4" style:family="text">
      <style:text-properties fo:font-variant="normal" fo:text-transform="none" fo:color="#212121"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text:span><text:line-break/><text:span text:style-name="T3">Associate editor comments 15.06.20</text:span><text:line-break/><text:span text:style-name="T3">-------------------------------------------------</text:span><text:line-break/><text:span text:style-name="T3">Both reviewers have provided a number of comments that should be considered by the authors. Especially, Reviewer 1 asks for a detailed theoretical part, which is completely missing. I strongly agree with this request. Furthermore, this reviewer suggests to remove the pig breeding example from the paper. The application demonstrates some properties of the R package (see also comments from Reviewer 2) and therefore, I encourage the authors not to remove this part, but to describe it in a better way (see suggestions from Reviewer 2).</text:span><text:line-break/><text:line-break/><text:span text:style-name="T3">-------------------</text:span><text:line-break/><text:span text:style-name="T3">Reviewer #1</text:span><text:line-break/><text:span text:style-name="T3">------------------------------</text:span><text:line-break/><text:span text:style-name="T3">This is a poorly written paper on a very interesting R package. The aim of the manuscript should be to introduce readers to the package and to have the role of reference for people who apply the package. This requires, first of all, a theory part, which is completely missing in the manuscript. The package is applied to a pig breeding example. The pig breeding example is not part of the package and does not contribute to the understanding of the package. It should therefore be removed from the paper. It may be suitable for a separate paper that focusses on pig breeding.</text:span><text:line-break/><text:line-break/><text:span text:style-name="T3">My comments in detail are:</text:span><text:line-break/><text:line-break/><text:span text:style-name="T3">Line 65: Could all these studies have been performed with the AlphaPart package? Please state it here.</text:span><text:line-break/><text:line-break/><text:span text:style-name="T3">Line 69: A theory part is missing. A theory part should define the quantities that are computed by using population genetic and quantitative genetic terms and should provide the formulas for computing them. In particular, the theory part should clearly define the components into which the breeding values are partitioned. It should define what a path is, and how the parts are assigned to paths.</text:span><text:line-break/><text:line-break/><text:span text:style-name="T3">Line 72: This section should be expanded, but only example data sets should be used throughout the paper that are included in the package. The purposes of the data sets are only to explain the functionality of the package and the theory behind it, so the data sets could be small.</text:span><text:line-break/><text:line-break/><text:span text:style-name="T3">Line 82: Please append parentheses after function names throughout the paper, i.e. replace AlphaPart by AlphaPart().</text:span><text:line-break/><text:line-break/><text:span text:style-name="T3">Line 84: The first lines of data frame AlphaPart.ped should be shown and explained in the text.</text:span><text:line-break/><text:line-break/><text:span text:style-name="T3">Line 87: The content of the variable part should be shown (or its structure) and explained.</text:span><text:line-break/><text:line-break/><text:span text:style-name="T3">Line 91: Please try to avoid "we" throughout the paper. For example, the sentence "we recurse the pedigree from…" could be replaced by "function AlphaPart() recurses the pedigree from…"</text:span><text:line-break/><text:line-break/><text:span text:style-name="T3">Line 93: How is the term "path" defined? How are the Mendelian sampling terms and the parent averages assigned to the paths?</text:span><text:line-break/><text:line-break/><text:span text:style-name="T3">Line 95: The posterior distribution of what?</text:span><text:line-break/><text:line-break/><text:span text:style-name="T3">Line 97: What do you mean with "on the fly"? What is the alternative?</text:span><text:line-break/><text:line-break/><text:soft-page-break/><text:span text:style-name="T3">Line 103: Please show a part of the result here and explain the result. In general, I would suggest the following: First introduce and explain a function and its general use, then give an example with R code and show a part (or a summary) of the result, and then explain what the function was doing in this special case.</text:span><text:line-break/><text:line-break/><text:span text:style-name="T3">Line 109: Please provide a figure with the plot.</text:span><text:line-break/><text:line-break/><text:span text:style-name="T3">Line 118: The pig breeding example should not be part of this paper because it distracts the reader from the main issue, which is to teach the reader to handle the package and to understand the theoretical background behind it.</text:span><text:line-break/><text:span text:style-name="T2"> </text:span><text:line-break/><text:span text:style-name="T3">------------------------------</text:span><text:line-break/><text:span text:style-name="T3">Reviewer #2</text:span><text:line-break/><text:span text:style-name="T3">------------------------------</text:span><text:line-break/><text:span text:style-name="T3">This is a good paper, and it is great to see the software in the public domain in a readily assessable form. There are a couple of areas where the paper should be improved.</text:span><text:line-break/><text:line-break/><text:span text:style-name="T3">First, the supposed pig breeding structure used to demonstrate the method is extremely simplistic and generalised. When I read this manuscript, I was expecting to get some deep insights into breeding design for a pig program. However, because of the simplicity of the simulation structure (one cycle of selection and generation per year), it is misleading. I suggest the wording be changed to acknowledge that the example is a stylised multi tiered breeding program, and it might be better to change years, to generations.  </text:span><text:line-break/><text:line-break/><text:span text:style-name="T3">Second, the results are quite difficult to interpret. In particular, the comments about multiplier versus nucleus comparisons. My understanding is that the partitioning method partitions genetic trends in merit of animals born, into cumulative contributions to the aggregate trend through selection within defined subsets of candidates. When comparing nucleus versus multiplier animals, what are the comparisons? In Figures 1 &amp; 3, the distributions  seem to be always about the same shape and width, so what is the value of showing them? I think that some additional effort to better explain the meaning and interpretation of the results would help.</text:span><text:line-break/><text:line-break/><text:span text:style-name="T3">Line 34 - the term "the multiplier achieved higher breeding values" is a little confusing. While it is hard to communicate necessary details in the summary, could this be reworded? Maybe the word "achieved" could be changed to "maintained", maybe "the multiplier path maintained higher average breeding values than…."? Achieved implies some sort of end point, but breeding programs are continuous…. Or maybe you mean that the multiplier contributed a higher proportion of the genetic progress in these traits? As per my second point above, I struggled with this through the whole manuscript.</text:span><text:line-break/><text:line-break/><text:span text:style-name="T3">L37-39 also a little hard to fully understand here.</text:span><text:line-break/><text:line-break/><text:span text:style-name="T3">L42 suggest "The use of AlphaPart will help breeders to improve genetic gain through a better understanding of the key selection points that are currently driving gains in each trait".</text:span><text:line-break/><text:line-break/><text:span text:style-name="T3">L49 use "mating" instead of "intermating"</text:span><text:line-break/><text:line-break/><text:span text:style-name="T3">L104 -117 would this be better presented as a table, first column giving the function name, and second column describing what the function does in words?</text:span><text:line-break/><text:line-break/><text:span text:style-name="T3">L118. Needs to be clear that this is an open nucleus approach. It is not necessarily standard that elite individuals from the multiplier tier can make a genetic contribution to the nucleus tier?</text:span><text:line-break/><text:soft-page-break/><text:line-break/><text:span text:style-name="T3">L120 replace "on" with "to"</text:span><text:line-break/><text:line-break/><text:span text:style-name="T3">L122 supply "a" large number of</text:span><text:line-break/><text:line-break/><text:span text:style-name="T3">L135 it seems from the simulation that you are assuming one selection round per year. In reality, sows farrow multiple times per year, and there are lots of overlaps in selection</text:span><text:line-break/><text:line-break/><text:span text:style-name="T3">L138-143. It needs to be made clearer (maybe via a table of a figure) which out of multiplier and nucleus selections are being made, for each sex. Given that the multiplier is contributing genetic trend, I have the feeling from reading so far, that it is an open nucleus, so that elite males from the multiplier can contribute to nucleus matings?</text:span><text:line-break/><text:line-break/><text:span text:style-name="T3">L143-145. I feel that this information is coming too late, at least for my taste. Also, the naming convention is not intuitive, and surely there is a huge difference in selection intensity, and why is selection across tiers depending on merit, rather than the apparent fixed proportions?</text:span><text:line-break/><text:line-break/><text:span text:style-name="T3">L147 …we ran "a" pedigree based…</text:span><text:line-break/><text:line-break/><text:span text:style-name="T3">L157..did you check to see if sources were the same for EBVs as for TBVs? This is an interesting question in itself which would be worth commenting on.</text:span><text:line-break/><text:line-break/><text:span text:style-name="T3">L171 "expectedly showed" is not good English</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wf segoe-ui normal" svg:font-family="'wf segoe-ui normal', 'Segoe UI', 'Segoe WP', Tahoma, Arial, sans-serif, serif, EmojiFont"/>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52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6T07:20:26.862142201</meta:creation-date>
    <dc:date>2020-06-16T10:15:20.186769397</dc:date>
    <meta:editing-duration>PT2H44M43S</meta:editing-duration>
    <meta:editing-cycles>1</meta:editing-cycles>
    <meta:document-statistic meta:table-count="0" meta:image-count="0" meta:object-count="0" meta:page-count="3" meta:paragraph-count="1" meta:word-count="1176" meta:character-count="7227" meta:non-whitespace-character-count="6015"/>
    <meta:generator>LibreOffice/6.0.7.3$Linux_X86_64 LibreOffice_project/00m0$Build-3</meta:generator>
  </office:meta>
</office:document-meta>
</file>